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020ED86E06AAA121.png" manifest:media-type="image/png"/>
  <manifest:file-entry manifest:full-path="Pictures/10000000000006F50000026A623C78D329CA84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1.88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885cm" svg:x="1.4cm" svg:y="0.19cm" presentation:class="title" presentation:user-transformed="true">
          <draw:text-box>
            <text:p text:style-name="P1"><text:span text:style-name="T1">Warm-up</text:span></text:p>
          </draw:text-box>
        </draw:frame>
        <draw:frame draw:style-name="gr1" draw:text-style-name="P2" draw:layer="layout" svg:width="24.488cm" svg:height="8.496cm" svg:x="1.152cm" svg:y="2.075cm">
          <draw:image xlink:href="Pictures/10000000000006F50000026A623C78D329CA84C5.png" xlink:type="simple" xlink:show="embed" xlink:actuate="onLoad" loext:mime-type="image/png">
            <text:p/>
          </draw:image>
        </draw:frame>
        <draw:frame draw:style-name="gr2" draw:text-style-name="P3" draw:layer="layout" svg:width="24.555cm" svg:height="1.673cm" svg:x="1.961cm" svg:y="11.497cm">
          <draw:text-box>
            <text:p>Ordne die Sinusfunktionen nach der Amplitude, mit der niedrigste Amplitude zuerst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Geogebra Grafikrechne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9.145cm" svg:height="9.145cm" svg:x="1.058cm" svg:y="4.378cm">
          <draw:image xlink:href="Pictures/100002010000012C0000012C020ED86E06AAA12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4T07:23:53.014749225</meta:creation-date>
    <dc:date>2025-01-24T07:31:22.442426843</dc:date>
    <meta:editing-duration>PT7M30S</meta:editing-duration>
    <meta:editing-cycles>1</meta:editing-cycles>
    <meta:document-statistic meta:object-count="31"/>
    <meta:generator>LibreOffice/6.4.7.2$Linux_X86_64 LibreOffice_project/40$Build-2</meta:generator>
  </office:meta>
</office:document-meta>
</file>